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f9b29" officeooo:paragraph-rsid="000f9b29"/>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f9b29" officeooo:paragraph-rsid="000f9b29" style:font-weight-asian="bold" style:font-weight-complex="bold"/>
    </style:style>
    <style:style style:name="P3"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0f9b29" officeooo:paragraph-rsid="000f9b29"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04023" style:font-weight-asian="normal" style:font-weight-complex="normal"/>
    </style:style>
    <style:style style:name="T3" style:family="text">
      <style:text-properties style:text-position="super 58%" style:text-underline-style="none"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ffrey Corey</text:p>
      <text:p text:style-name="P1">CS475 Project 2</text:p>
      <text:p text:style-name="P2">Test Platform<text:span text:style-name="T1">:</text:span></text:p>
      <text:p text:style-name="P2"><text:span text:style-name="T1">I tested this on my personal laptop:</text:span></text:p>
      <text:list xml:id="list836150025760446076" text:style-name="L1">
        <text:list-item>
          <text:p text:style-name="P3"><text:span text:style-name="T1">Intel(R) Core(TM) i3-2330M CPU @ 2.20GHz</text:span></text:p>
        </text:list-item>
        <text:list-item>
          <text:p text:style-name="P3"><text:span text:style-name="T1">2 Cores, 4 Threads</text:span></text:p>
        </text:list-item>
      </text:list>
      <text:p text:style-name="P2"/>
      <text:p text:style-name="P2"><text:span text:style-name="T1">I minimized my computer usage by closing out all web browsers and closing active processes.</text:span></text:p>
      <text:p text:style-name="P2"><text:span text:style-name="T1">In the test script that I ran, I added a sleep 1 command to allow the cpu to calm down between runs and get a better set of results.</text:span></text:p>
      <text:p text:style-name="P2"/>
      <text:p text:style-name="P2">Test Results:</text:p>
      <text:p text:style-name="P2"/>
      <text:p text:style-name="P2"><draw:frame draw:style-name="fr1" draw:name="Object1" text:anchor-type="paragraph" svg:width="7.4437in" svg:height="0.8126in" draw:z-index="0"><draw:object xlink:href="./Object 1" xlink:type="simple" xlink:show="embed" xlink:actuate="onLoad"/><draw:image xlink:href="./ObjectReplacements/Object 1" xlink:type="simple" xlink:show="embed" xlink:actuate="onLoad"/></draw:frame></text:p>
      <text:p text:style-name="P2">Graphs:</text:p>
      <text:p text:style-name="P2"/>
      <text:p text:style-name="P2"><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2">Analysis:</text:p>
      <text:p text:style-name="P2"><text:span text:style-name="T1">At 1 thread, the results are as expected as there is no speedup to be had. And depending on the compiler's optimization, linking against pthreads and openmp could even cause some performance degradation. It is interesting the note the difference between Fine + static and Fine + dynamic when threads = 1.</text:span></text:p>
      <text:p text:style-name="P2"/>
      <text:p text:style-name="P2"><text:span text:style-name="T1">At 2 threads, all types get a speed increase, however the coarse parallel for gets the most benefit.</text:span></text:p>
      <text:p text:style-name="P2"/>
      <text:p text:style-name="P2"><text:span text:style-name="T1">At 3 threads, Coarse + dynamic has the best performance while coarse + dynamic takes a drastic </text:span><text:soft-page-break/><text:span text:style-name="T1">performance hit. In the other 3 types of tests, 3 threads appears to be the sweet spot in terms of performance. In general, the speed increase for each thread introduced in the test until 4 threads are used.</text:span></text:p>
      <text:p text:style-name="P2"/>
      <text:p text:style-name="P2"><text:span text:style-name="T1">Once threads &gt;= 4, the performance decreases and then levels off for the most part at higher thread numbers.</text:span></text:p>
      <text:p text:style-name="P2"/>
      <text:p text:style-name="P2">Behavior:</text:p>
      <text:p text:style-name="P2"><text:span text:style-name="T1">Between 1 and 3 threads, the increase is as expected. It seems to be using the cache in the most efficient way for how the simulation is programmed. Once the 4</text:span><text:span text:style-name="T3">th</text:span><text:span text:style-name="T1"> core is introduced, and with this program being heavily floating point operations, it could be a limitation of the CPU and the FPUs as well as the way the program is using cache. The drastic drop after 4 threads can be attributed to the CPU not having enough FPUs for the number of threads that are being run.</text:span></text:p>
      <text:p text:style-name="P2"/>
      <text:p text:style-name="P2"><text:span text:style-name="T1">The difference between the coarse and the fine grain parallel can be attributed to the way the compiler and OpenMP can optimize the different for loops. In the coarse grain, you are able to optimize the outer <text:s/>for loop, which allows the compiler to optimize the inner for loops and do some loop unrolling and function in-lining. With the fine grained </text:span><text:span text:style-name="T2">for loop parallel, there is less optimization to be done in the for loops and there is even more context switching going on which can decrease cache usage due to it being inval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20:04:24.160111771</meta:creation-date>
    <meta:generator>LibreOffice/4.2.3.3$Linux_X86_64 LibreOffice_project/420m0$Build-3</meta:generator>
    <dc:date>2014-04-29T20:22:54.361178518</dc:date>
    <meta:editing-duration>P0D</meta:editing-duration>
    <meta:editing-cycles>1</meta:editing-cycles>
    <meta:document-statistic meta:table-count="0" meta:image-count="0" meta:object-count="2" meta:page-count="2" meta:paragraph-count="18" meta:word-count="402" meta:character-count="2215" meta:non-whitespace-character-count="18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93in"/>
    </style:style>
    <style:style style:name="co2" style:family="table-column">
      <style:table-column-properties fo:break-before="auto" style:column-width="1.245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000000" fo:border-left="0.06pt solid #000000" fo:border-right="none" fo:border-top="0.06pt solid #000000"/>
      <style:text-properties style:text-position=""/>
    </style:style>
    <style:style style:name="ce10"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11" style:family="table-cell" style:parent-style-name="Default">
      <style:table-cell-properties fo:border="none"/>
      <style:text-properties style:text-position=""/>
    </style:style>
    <style:style style:name="ce12" style:family="table-cell" style:parent-style-name="Default">
      <style:table-cell-properties fo:border-bottom="0.06pt solid #000000" fo:border-left="none" fo:border-right="none" fo:border-top="none"/>
      <style:text-properties style:text-position=""/>
    </style:style>
    <style:style style:name="ce13" style:family="table-cell" style:parent-style-name="Default">
      <style:table-cell-properties fo:border-bottom="none" fo:border-left="none" fo:border-right="none" fo:border-top="0.06pt solid #000000"/>
      <style:text-properties style:text-position=""/>
    </style:style>
    <style:style style:name="ce14" style:family="table-cell" style:parent-style-name="Default">
      <style:table-cell-properties fo:border-bottom="none" fo:border-left="none" fo:border-right="0.06pt solid #000000" fo:border-top="0.06pt solid #000000"/>
      <style:text-properties style:text-position=""/>
    </style:style>
    <style:style style:name="ce2" style:family="table-cell" style:parent-style-name="Default">
      <style:table-cell-properties fo:border-bottom="none" fo:background-color="#000000" fo:border-left="0.06pt solid #000000" fo:border-right="none" fo:border-top="none"/>
      <style:text-properties style:text-position=""/>
    </style:style>
    <style:style style:name="ce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bottom="0.06pt solid #000000" fo:border-left="0.06pt solid #000000" fo:border-right="none" fo:border-top="none"/>
      <style:text-properties style:text-position=""/>
    </style:style>
    <style:style style:name="ce6" style:family="table-cell" style:parent-style-name="Default">
      <style:table-cell-properties fo:border-bottom="none" fo:background-color="#000000" fo:border-left="none" fo:border-right="none" fo:border-top="0.06pt solid #000000"/>
      <style:text-properties style:text-position=""/>
    </style:style>
    <style:style style:name="ce7" style:family="table-cell" style:parent-style-name="Default">
      <style:table-cell-properties fo:border-bottom="0.06pt solid #000000" fo:background-color="#000000" fo:border-left="none" fo:border-right="none" fo:border-top="none"/>
      <style:text-properties style:text-position=""/>
    </style:style>
    <style:style style:name="ce8" style:family="table-cell" style:parent-style-name="Default">
      <style:table-cell-properties fo:border-bottom="none" fo:border-left="none" fo:border-right="0.06pt solid #000000" fo:border-top="none"/>
      <style:text-properties style:text-position=""/>
    </style:style>
    <style:style style:name="ce9" style:family="table-cell" style:parent-style-name="Default">
      <style:table-cell-properties fo:border-bottom="0.06pt solid #000000" fo:border-left="none" fo:border-right="0.06pt solid #000000" fo:border-top="none"/>
      <style:text-properties style:text-position=""/>
    </style:style>
    <style:style style:name="ce20" style:family="table-cell" style:parent-style-name="Default">
      <style:table-cell-properties fo:border-bottom="none" fo:background-color="#000000" fo:border-left="0.06pt solid #000000" fo:border-right="none" fo:border-top="0.06pt solid #000000"/>
    </style:style>
    <style:style style:name="ce21" style:family="table-cell" style:parent-style-name="Default">
      <style:table-cell-properties fo:border-bottom="none" fo:background-color="#000000" fo:border-left="0.06pt solid #000000" fo:border-right="none" fo:border-top="none"/>
    </style:style>
    <style:style style:name="ce22"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none" fo:background-color="#000000" fo:border-left="none" fo:border-right="none" fo:border-top="0.06pt solid #000000"/>
    </style:style>
    <style:style style:name="ce26" style:family="table-cell" style:parent-style-name="Default">
      <style:table-cell-properties fo:border-bottom="0.06pt solid #000000" fo:background-color="#000000" fo:border-left="none" fo:border-right="none" fo:border-top="none"/>
    </style:style>
    <style:style style:name="ce27" style:family="table-cell" style:parent-style-name="Default">
      <style:table-cell-properties fo:border-bottom="none" fo:border-left="none" fo:border-right="0.06pt solid #000000" fo:border-top="none"/>
    </style:style>
    <style:style style:name="ce28" style:family="table-cell" style:parent-style-name="Default">
      <style:table-cell-properties fo:border-bottom="0.06pt solid #000000" fo:border-left="none" fo:border-right="0.06pt solid #000000" fo:border-top="none"/>
    </style:style>
    <style:style style:name="ce29" style:family="table-cell" style:parent-style-name="Default">
      <style:table-cell-properties style:text-align-source="fix" style:repeat-content="false" fo:border="0.06pt solid #000000" style:vertical-align="middle"/>
      <style:paragraph-properties fo:text-align="center"/>
    </style:style>
    <style:style style:name="ce30" style:family="table-cell" style:parent-style-name="Default">
      <style:table-cell-properties fo:border="none"/>
    </style:style>
    <style:style style:name="ce31" style:family="table-cell" style:parent-style-name="Default">
      <style:table-cell-properties fo:border-bottom="0.06pt solid #000000" fo:border-left="none" fo:border-right="none" fo:border-top="none"/>
    </style:style>
    <style:style style:name="ce32" style:family="table-cell" style:parent-style-name="Default">
      <style:table-cell-properties fo:border-bottom="none" fo:border-left="none" fo:border-right="none" fo:border-top="0.06pt solid #000000"/>
    </style:style>
    <style:style style:name="ce33" style:family="table-cell" style:parent-style-name="Default">
      <style:table-cell-properties fo:border-bottom="none" fo:border-left="none" fo:border-right="0.06pt solid #000000" fo:border-top="0.06pt solid #000000"/>
    </style:style>
  </office:automatic-styles>
  <office:body>
    <office:spreadsheet>
      <table:table table:name="Sheet1" table:style-name="ta1">
        <table:table-column table:style-name="co1" table:default-cell-style-name="ce23"/>
        <table:table-column table:style-name="co2" table:default-cell-style-name="ce27"/>
        <table:table-column table:style-name="co3" table:default-cell-style-name="Default"/>
        <table:table-column table:style-name="co3" table:number-columns-repeated="8" table:default-cell-style-name="ce31"/>
        <table:table-column table:style-name="co3" table:default-cell-style-name="ce27"/>
        <table:table-row table:style-name="ro1">
          <table:table-cell table:style-name="ce20"/>
          <table:table-cell table:style-name="ce25"/>
          <table:table-cell table:style-name="ce29" office:value-type="string" calcext:value-type="string" table:number-columns-spanned="10" table:number-rows-spanned="1">
            <text:p>Threads</text:p>
          </table:table-cell>
          <table:covered-table-cell table:number-columns-repeated="8" table:style-name="ce32"/>
          <table:covered-table-cell table:style-name="ce33"/>
        </table:table-row>
        <table:table-row table:style-name="ro1">
          <table:table-cell table:style-name="ce21"/>
          <table:table-cell table:style-name="ce26"/>
          <table:table-cell table:style-name="ce24"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style-name="ce28" office:value-type="float" office:value="10" calcext:value-type="float">
            <text:p>10</text:p>
          </table:table-cell>
        </table:table-row>
        <table:table-row table:style-name="ro1">
          <table:table-cell table:style-name="ce22" office:value-type="string" calcext:value-type="string" table:number-columns-spanned="1" table:number-rows-spanned="4">
            <text:p>MegaBodies Compared Per Second</text:p>
          </table:table-cell>
          <table:table-cell office:value-type="string" calcext:value-type="string">
            <text:p>Coarse + static</text:p>
          </table:table-cell>
          <table:table-cell table:style-name="ce30" office:value-type="float" office:value="27.760511" calcext:value-type="float">
            <text:p>27.760511</text:p>
          </table:table-cell>
          <table:table-cell table:style-name="ce30" office:value-type="float" office:value="53.243974" calcext:value-type="float">
            <text:p>53.243974</text:p>
          </table:table-cell>
          <table:table-cell table:style-name="ce30" office:value-type="float" office:value="40.920199" calcext:value-type="float">
            <text:p>40.920199</text:p>
          </table:table-cell>
          <table:table-cell table:style-name="ce30" office:value-type="float" office:value="45.071017" calcext:value-type="float">
            <text:p>45.071017</text:p>
          </table:table-cell>
          <table:table-cell table:style-name="ce30" office:value-type="float" office:value="39.078458" calcext:value-type="float">
            <text:p>39.078458</text:p>
          </table:table-cell>
          <table:table-cell table:style-name="ce30" office:value-type="float" office:value="36.488933" calcext:value-type="float">
            <text:p>36.488933</text:p>
          </table:table-cell>
          <table:table-cell table:style-name="ce30" office:value-type="float" office:value="31.371209" calcext:value-type="float">
            <text:p>31.371209</text:p>
          </table:table-cell>
          <table:table-cell table:style-name="ce30" office:value-type="float" office:value="34.911479" calcext:value-type="float">
            <text:p>34.911479</text:p>
          </table:table-cell>
          <table:table-cell table:style-name="ce30" office:value-type="float" office:value="31.788415" calcext:value-type="float">
            <text:p>31.788415</text:p>
          </table:table-cell>
          <table:table-cell office:value-type="float" office:value="33.647809" calcext:value-type="float">
            <text:p>33.647809</text:p>
          </table:table-cell>
        </table:table-row>
        <table:table-row table:style-name="ro1">
          <table:covered-table-cell/>
          <table:table-cell office:value-type="string" calcext:value-type="string">
            <text:p>Coarse + dynamic</text:p>
          </table:table-cell>
          <table:table-cell office:value-type="float" office:value="27.350085" calcext:value-type="float">
            <text:p>27.350085</text:p>
          </table:table-cell>
          <table:table-cell table:style-name="Default" office:value-type="float" office:value="51.523279" calcext:value-type="float">
            <text:p>51.523279</text:p>
          </table:table-cell>
          <table:table-cell table:style-name="Default" office:value-type="float" office:value="53.001089" calcext:value-type="float">
            <text:p>53.001089</text:p>
          </table:table-cell>
          <table:table-cell table:style-name="Default" office:value-type="float" office:value="46.746571" calcext:value-type="float">
            <text:p>46.746571</text:p>
          </table:table-cell>
          <table:table-cell table:style-name="Default" office:value-type="float" office:value="44.188412" calcext:value-type="float">
            <text:p>44.188412</text:p>
          </table:table-cell>
          <table:table-cell table:style-name="Default" office:value-type="float" office:value="46.581775" calcext:value-type="float">
            <text:p>46.581775</text:p>
          </table:table-cell>
          <table:table-cell table:style-name="Default" office:value-type="float" office:value="41.079595" calcext:value-type="float">
            <text:p>41.079595</text:p>
          </table:table-cell>
          <table:table-cell table:style-name="Default" office:value-type="float" office:value="41.573074" calcext:value-type="float">
            <text:p>41.573074</text:p>
          </table:table-cell>
          <table:table-cell table:style-name="Default" office:value-type="float" office:value="43.161339" calcext:value-type="float">
            <text:p>43.161339</text:p>
          </table:table-cell>
          <table:table-cell office:value-type="float" office:value="40.648293" calcext:value-type="float">
            <text:p>40.648293</text:p>
          </table:table-cell>
        </table:table-row>
        <table:table-row table:style-name="ro1">
          <table:covered-table-cell/>
          <table:table-cell office:value-type="string" calcext:value-type="string">
            <text:p>Fine + static</text:p>
          </table:table-cell>
          <table:table-cell office:value-type="float" office:value="22.245177" calcext:value-type="float">
            <text:p>22.245177</text:p>
          </table:table-cell>
          <table:table-cell table:number-columns-repeated="2" table:style-name="Default" office:value-type="float" office:value="26.270849" calcext:value-type="float">
            <text:p>26.270849</text:p>
          </table:table-cell>
          <table:table-cell table:style-name="Default" office:value-type="float" office:value="20.579139" calcext:value-type="float">
            <text:p>20.579139</text:p>
          </table:table-cell>
          <table:table-cell table:style-name="Default" office:value-type="float" office:value="4.754845" calcext:value-type="float">
            <text:p>4.754845</text:p>
          </table:table-cell>
          <table:table-cell table:style-name="Default" office:value-type="float" office:value="3.932562" calcext:value-type="float">
            <text:p>3.932562</text:p>
          </table:table-cell>
          <table:table-cell table:style-name="Default" office:value-type="float" office:value="3.336066" calcext:value-type="float">
            <text:p>3.336066</text:p>
          </table:table-cell>
          <table:table-cell table:style-name="Default" office:value-type="float" office:value="2.76732" calcext:value-type="float">
            <text:p>2.76732</text:p>
          </table:table-cell>
          <table:table-cell table:style-name="Default" office:value-type="float" office:value="2.44764" calcext:value-type="float">
            <text:p>2.44764</text:p>
          </table:table-cell>
          <table:table-cell office:value-type="float" office:value="2.278029" calcext:value-type="float">
            <text:p>2.278029</text:p>
          </table:table-cell>
        </table:table-row>
        <table:table-row table:style-name="ro1">
          <table:covered-table-cell table:style-name="ce24"/>
          <table:table-cell table:style-name="ce28" office:value-type="string" calcext:value-type="string">
            <text:p>Fine + dynamic</text:p>
          </table:table-cell>
          <table:table-cell table:style-name="ce31" office:value-type="float" office:value="13.304485" calcext:value-type="float">
            <text:p>13.304485</text:p>
          </table:table-cell>
          <table:table-cell office:value-type="float" office:value="15.830367" calcext:value-type="float">
            <text:p>15.830367</text:p>
          </table:table-cell>
          <table:table-cell office:value-type="float" office:value="17.390954" calcext:value-type="float">
            <text:p>17.390954</text:p>
          </table:table-cell>
          <table:table-cell office:value-type="float" office:value="15.913908" calcext:value-type="float">
            <text:p>15.913908</text:p>
          </table:table-cell>
          <table:table-cell office:value-type="float" office:value="4.430141" calcext:value-type="float">
            <text:p>4.430141</text:p>
          </table:table-cell>
          <table:table-cell office:value-type="float" office:value="4.212284" calcext:value-type="float">
            <text:p>4.212284</text:p>
          </table:table-cell>
          <table:table-cell office:value-type="float" office:value="3.813216" calcext:value-type="float">
            <text:p>3.813216</text:p>
          </table:table-cell>
          <table:table-cell office:value-type="float" office:value="3.226383" calcext:value-type="float">
            <text:p>3.226383</text:p>
          </table:table-cell>
          <table:table-cell office:value-type="float" office:value="2.612676" calcext:value-type="float">
            <text:p>2.612676</text:p>
          </table:table-cell>
          <table:table-cell table:style-name="ce28" office:value-type="float" office:value="2.329414" calcext:value-type="float">
            <text:p>2.3294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9">00/00/0000</text:date>, <text:time style:data-style-name="N2" text:time-value="20:08:01.3681273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97cm" svg:height="8.896cm" xlink:href="." xlink:type="simple" chart:class="chart:line" chart:style-name="ch1">
        <chart:title svg:x="5.901cm" svg:y="0.313cm" chart:style-name="ch2">
          <text:p>OpenMP N-Bodies</text:p>
        </chart:title>
        <chart:legend chart:legend-position="end" svg:x="11.629cm" svg:y="3.368cm" style:legend-expansion="high" chart:style-name="ch3"/>
        <chart:plot-area chart:style-name="ch4" chart:data-source-has-labels="both" svg:x="1.342cm" svg:y="1.681cm" svg:width="9.653cm" svg:height="6.043cm">
          <chartooo:coordinate-region svg:x="2.006cm" svg:y="1.889cm" svg:width="8.781cm" svg:height="5.171cm"/>
          <chart:axis chart:dimension="x" chart:name="primary-x" chart:style-name="ch5" chartooo:axis-type="auto">
            <chartooo:date-scale/>
            <chart:title svg:x="5.505cm" svg:y="7.901cm" chart:style-name="ch6">
              <text:p>Threads</text:p>
            </chart:title>
            <chart:categories table:cell-range-address="local-table.$B$1:.$K$1"/>
          </chart:axis>
          <chart:axis chart:dimension="y" chart:name="primary-y" chart:style-name="ch5">
            <chart:title svg:x="0.451cm" svg:y="7.033cm" chart:style-name="ch7">
              <text:p>MegaBodies Compared/Second</text:p>
            </chart:title>
            <chart:grid chart:style-name="ch8" chart:class="major"/>
          </chart:axis>
          <chart:series chart:style-name="ch9" chart:values-cell-range-address="local-table.$B$2:.$K$2" chart:label-cell-address="local-table.$A$2" chart:class="chart:line">
            <chart:data-point chart:repeated="10"/>
          </chart:series>
          <chart:series chart:style-name="ch10" chart:values-cell-range-address="local-table.$B$3:.$K$3" chart:label-cell-address="local-table.$A$3" chart:class="chart:line">
            <chart:data-point chart:repeated="10"/>
          </chart:series>
          <chart:series chart:style-name="ch11" chart:values-cell-range-address="local-table.$B$4:.$K$4" chart:label-cell-address="local-table.$A$4" chart:class="chart:line">
            <chart:data-point chart:repeated="10"/>
          </chart:series>
          <chart:series chart:style-name="ch12" chart:values-cell-range-address="local-table.$B$5:.$K$5" chart:label-cell-address="local-table.$A$5"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cell office:value-type="float" office:value="9">
                <text:p>10</text:p>
              </table:table-cell>
              <table:table-cell office:value-type="float" office:value="10">
                <text:p>10</text:p>
              </table:table-cell>
            </table:table-row>
          </table:table-header-rows>
          <table:table-rows>
            <table:table-row>
              <table:table-cell office:value-type="string">
                <text:p>Coarse + static</text:p>
              </table:table-cell>
              <table:table-cell office:value-type="float" office:value="27.760511">
                <text:p>27.760511</text:p>
              </table:table-cell>
              <table:table-cell office:value-type="float" office:value="53.243974">
                <text:p>53.243974</text:p>
              </table:table-cell>
              <table:table-cell office:value-type="float" office:value="40.920199">
                <text:p>40.920199</text:p>
              </table:table-cell>
              <table:table-cell office:value-type="float" office:value="45.071017">
                <text:p>45.071017</text:p>
              </table:table-cell>
              <table:table-cell office:value-type="float" office:value="39.078458">
                <text:p>39.078458</text:p>
              </table:table-cell>
              <table:table-cell office:value-type="float" office:value="36.488933">
                <text:p>36.488933</text:p>
              </table:table-cell>
              <table:table-cell office:value-type="float" office:value="31.371209">
                <text:p>31.371209</text:p>
              </table:table-cell>
              <table:table-cell office:value-type="float" office:value="34.911479">
                <text:p>34.911479</text:p>
              </table:table-cell>
              <table:table-cell office:value-type="float" office:value="31.788415">
                <text:p>31.788415</text:p>
              </table:table-cell>
              <table:table-cell office:value-type="float" office:value="33.647809">
                <text:p>33.647809</text:p>
              </table:table-cell>
            </table:table-row>
            <table:table-row>
              <table:table-cell office:value-type="string">
                <text:p>Coarse + dynamic</text:p>
              </table:table-cell>
              <table:table-cell office:value-type="float" office:value="27.350085">
                <text:p>27.350085</text:p>
              </table:table-cell>
              <table:table-cell office:value-type="float" office:value="51.523279">
                <text:p>51.523279</text:p>
              </table:table-cell>
              <table:table-cell office:value-type="float" office:value="53.001089">
                <text:p>53.001089</text:p>
              </table:table-cell>
              <table:table-cell office:value-type="float" office:value="46.746571">
                <text:p>46.746571</text:p>
              </table:table-cell>
              <table:table-cell office:value-type="float" office:value="44.188412">
                <text:p>44.188412</text:p>
              </table:table-cell>
              <table:table-cell office:value-type="float" office:value="46.581775">
                <text:p>46.581775</text:p>
              </table:table-cell>
              <table:table-cell office:value-type="float" office:value="41.079595">
                <text:p>41.079595</text:p>
              </table:table-cell>
              <table:table-cell office:value-type="float" office:value="41.573074">
                <text:p>41.573074</text:p>
              </table:table-cell>
              <table:table-cell office:value-type="float" office:value="43.161339">
                <text:p>43.161339</text:p>
              </table:table-cell>
              <table:table-cell office:value-type="float" office:value="40.648293">
                <text:p>40.648293</text:p>
              </table:table-cell>
            </table:table-row>
            <table:table-row>
              <table:table-cell office:value-type="string">
                <text:p>Fine + static</text:p>
              </table:table-cell>
              <table:table-cell office:value-type="float" office:value="22.245177">
                <text:p>22.245177</text:p>
              </table:table-cell>
              <table:table-cell office:value-type="float" office:value="26.270849">
                <text:p>26.270849</text:p>
              </table:table-cell>
              <table:table-cell office:value-type="float" office:value="26.270849">
                <text:p>26.270849</text:p>
              </table:table-cell>
              <table:table-cell office:value-type="float" office:value="20.579139">
                <text:p>20.579139</text:p>
              </table:table-cell>
              <table:table-cell office:value-type="float" office:value="4.754845">
                <text:p>4.754845</text:p>
              </table:table-cell>
              <table:table-cell office:value-type="float" office:value="3.932562">
                <text:p>3.932562</text:p>
              </table:table-cell>
              <table:table-cell office:value-type="float" office:value="3.336066">
                <text:p>3.336066</text:p>
              </table:table-cell>
              <table:table-cell office:value-type="float" office:value="2.76732">
                <text:p>2.76732</text:p>
              </table:table-cell>
              <table:table-cell office:value-type="float" office:value="2.44764">
                <text:p>2.44764</text:p>
              </table:table-cell>
              <table:table-cell office:value-type="float" office:value="2.278029">
                <text:p>2.278029</text:p>
              </table:table-cell>
            </table:table-row>
            <table:table-row>
              <table:table-cell office:value-type="string">
                <text:p>Fine + dynamic</text:p>
              </table:table-cell>
              <table:table-cell office:value-type="float" office:value="13.304485">
                <text:p>13.304485</text:p>
              </table:table-cell>
              <table:table-cell office:value-type="float" office:value="15.830367">
                <text:p>15.830367</text:p>
              </table:table-cell>
              <table:table-cell office:value-type="float" office:value="17.390954">
                <text:p>17.390954</text:p>
              </table:table-cell>
              <table:table-cell office:value-type="float" office:value="15.913908">
                <text:p>15.913908</text:p>
              </table:table-cell>
              <table:table-cell office:value-type="float" office:value="4.430141">
                <text:p>4.430141</text:p>
              </table:table-cell>
              <table:table-cell office:value-type="float" office:value="4.212284">
                <text:p>4.212284</text:p>
              </table:table-cell>
              <table:table-cell office:value-type="float" office:value="3.813216">
                <text:p>3.813216</text:p>
              </table:table-cell>
              <table:table-cell office:value-type="float" office:value="3.226383">
                <text:p>3.226383</text:p>
              </table:table-cell>
              <table:table-cell office:value-type="float" office:value="2.612676">
                <text:p>2.612676</text:p>
              </table:table-cell>
              <table:table-cell office:value-type="float" office:value="2.329414">
                <text:p>2.3294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